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7ee22" officeooo:paragraph-rsid="000d023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7ee22" officeooo:paragraph-rsid="000d023c"/>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8021b" officeooo:paragraph-rsid="000d023c"/>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d023c" officeooo:paragraph-rsid="000d023c"/>
    </style:style>
    <style:style style:name="P5" style:family="paragraph" style:parent-style-name="Standard">
      <style:paragraph-properties fo:text-align="start" style:justify-single-word="false"/>
      <style:text-properties style:text-underline-style="none" officeooo:rsid="000d023c" officeooo:paragraph-rsid="000d023c"/>
    </style:style>
    <style:style style:name="P6" style:family="paragraph" style:parent-style-name="Standard">
      <style:paragraph-properties fo:text-align="start" style:justify-single-word="false"/>
      <style:text-properties style:text-underline-style="none" officeooo:rsid="000d023c" officeooo:paragraph-rsid="000d3130"/>
    </style:style>
    <style:style style:name="P7" style:family="paragraph" style:parent-style-name="Standard">
      <style:paragraph-properties fo:text-align="start" style:justify-single-word="false"/>
      <style:text-properties style:text-underline-style="none" officeooo:rsid="000dffdf" officeooo:paragraph-rsid="000dffdf"/>
    </style:style>
    <style:style style:name="P8" style:family="paragraph" style:parent-style-name="Standard">
      <style:paragraph-properties fo:text-align="start" style:justify-single-word="false"/>
      <style:text-properties style:text-underline-style="none" officeooo:rsid="000dffdf" officeooo:paragraph-rsid="000fd2ba"/>
    </style:style>
    <style:style style:name="P9" style:family="paragraph" style:parent-style-name="Standard">
      <style:paragraph-properties fo:text-align="start" style:justify-single-word="false"/>
      <style:text-properties style:text-underline-style="none" officeooo:rsid="000dffdf" officeooo:paragraph-rsid="001101c5"/>
    </style:style>
    <style:style style:name="T1" style:family="text">
      <style:text-properties officeooo:rsid="000d023c"/>
    </style:style>
    <style:style style:name="T2" style:family="text">
      <style:text-properties officeooo:rsid="000d3130"/>
    </style:style>
    <style:style style:name="T3" style:family="text">
      <style:text-properties officeooo:rsid="000fd2ba"/>
    </style:style>
    <style:style style:name="T4" style:family="text">
      <style:text-properties officeooo:rsid="001101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k McMurtury and Cody Butler</text:p>
      <text:p text:style-name="P1">Lab <text:span text:style-name="T1">3</text:span></text:p>
      <text:p text:style-name="P1"/>
      <text:p text:style-name="P2">Description:</text:p>
      <text:p text:style-name="P5"><text:tab/>We were tasked with creating an RPN Calculator in System Verilog using a stack and a register file. The register file should two 32 bit read ports and associated 5 bit read addresses, as well as a single 32 bit write port and a 5 bit write address. If the write signal is enabled, the program should read from either read address port and write that data to a specified write address. The RPN calculator should contain a stack implemented using our register file. The calculator should use switch values and key values to determine which operation code will be executed.</text:p>
      <text:p text:style-name="P2"/>
      <text:p text:style-name="P4">Partial Simulation Code:</text:p>
      <text:p text:style-name="P5">...</text:p>
      <text:p text:style-name="P5">#pushes values to sim</text:p>
      <text:p text:style-name="P5">force mode 2'b00 <text:s text:c="7"/>//sets the mode</text:p>
      <text:p text:style-name="P5">run<text:tab/><text:tab/><text:tab/>//run for 1 cycle</text:p>
      <text:p text:style-name="P5">run </text:p>
      <text:p text:style-name="P5">force key 4'hf<text:tab/><text:tab/>//sets the key value <text:span text:style-name="T2">to all ones to set our go signal</text:span></text:p>
      <text:p text:style-name="P5">run</text:p>
      <text:p text:style-name="P6">force key 4'b11<text:tab/>//sets the key value <text:span text:style-name="T2">1 and 1, execute push operation</text:span><text:tab/></text:p>
      <text:p text:style-name="P5">run</text:p>
      <text:p text:style-name="P5">run</text:p>
      <text:p text:style-name="P5">force key 4'hf</text:p>
      <text:p text:style-name="P5">run</text:p>
      <text:p text:style-name="P5">force val 16'h2<text:tab/>//pushes a value of 2 onto the stack</text:p>
      <text:p text:style-name="P5">run</text:p>
      <text:p text:style-name="P5">force key 4'b11</text:p>
      <text:p text:style-name="P5">run</text:p>
      <text:p text:style-name="P5">run</text:p>
      <text:p text:style-name="P5">force key 4'hf</text:p>
      <text:p text:style-name="P5">force val 16'h3</text:p>
      <text:p text:style-name="P5">run</text:p>
      <text:p text:style-name="P5">run</text:p>
      <text:p text:style-name="P5">force key 4'b11</text:p>
      <text:p text:style-name="P5">run</text:p>
      <text:p text:style-name="P5">force key 4'hf</text:p>
      <text:p text:style-name="P5">force val 16'h4</text:p>
      <text:p text:style-name="P5">run</text:p>
      <text:p text:style-name="P5">run</text:p>
      <text:p text:style-name="P5">force key 4'b11</text:p>
      <text:p text:style-name="P5">run</text:p>
      <text:p text:style-name="P5">force key 4'hf</text:p>
      <text:p text:style-name="P5">force val 16'h6</text:p>
      <text:p text:style-name="P5">run</text:p>
      <text:p text:style-name="P5">force key 4'b11</text:p>
      <text:p text:style-name="P5">run </text:p>
      <text:p text:style-name="P5">force key 4'hf</text:p>
      <text:p text:style-name="P5">force val 16'h2</text:p>
      <text:p text:style-name="P5">run</text:p>
      <text:p text:style-name="P5"><text:soft-page-break/>…</text:p>
      <text:p text:style-name="P5">#runs the operations</text:p>
      <text:p text:style-name="P5">force mode 2'b10<text:tab/>//reset the mode for testing</text:p>
      <text:p text:style-name="P5">run</text:p>
      <text:p text:style-name="P5">run</text:p>
      <text:p text:style-name="P5">force key 4'hf</text:p>
      <text:p text:style-name="P5">run</text:p>
      <text:p text:style-name="P5">run</text:p>
      <text:p text:style-name="P5">run</text:p>
      <text:p text:style-name="P5">force key 4'b1<text:tab/><text:tab/>//<text:span text:style-name="T2">sets the key values to 0 and 1, execute NOR operation</text:span></text:p>
      <text:p text:style-name="P5">run</text:p>
      <text:p text:style-name="P5">force key 4'hf</text:p>
      <text:p text:style-name="P5">run</text:p>
      <text:p text:style-name="P5">run</text:p>
      <text:p text:style-name="P5">run</text:p>
      <text:p text:style-name="P6">force key 4'b10<text:tab/>//<text:span text:style-name="T2">sets the key values to 1 and 0, execute OR operation</text:span></text:p>
      <text:p text:style-name="P5">run</text:p>
      <text:p text:style-name="P5">force key 4'hf</text:p>
      <text:p text:style-name="P5">run</text:p>
      <text:p text:style-name="P5">run</text:p>
      <text:p text:style-name="P5">run</text:p>
      <text:p text:style-name="P6">force key 4'b11<text:tab/>//<text:span text:style-name="T2">sets the key values to 1 and 1, execute AND operation</text:span></text:p>
      <text:p text:style-name="P5">run</text:p>
      <text:p text:style-name="P5">force key 4'hf</text:p>
      <text:p text:style-name="P5">run</text:p>
      <text:p text:style-name="P5">run</text:p>
      <text:p text:style-name="P5">run</text:p>
      <text:p text:style-name="P6">force key 4'b0<text:tab/><text:tab/>//<text:span text:style-name="T2">sets the key values to 0 and 0, execute XOR operation</text:span></text:p>
      <text:p text:style-name="P5">run</text:p>
      <text:p text:style-name="P5">run</text:p>
      <text:p text:style-name="P5">run</text:p>
      <text:p text:style-name="P5">… etc ...</text:p>
      <text:p text:style-name="P2"/>
      <text:p text:style-name="P3">Results and Discussion:</text:p>
      <text:p text:style-name="P7"><text:tab/>For test case 1, our mode was <text:span text:style-name="T3">2’b00 and our key value of 4’b11, which executes the push operation which pushes a value to the stack and increment our counter. We initially use this case to push our values onto the stack that we wish to test. We use a push bypass within our other commands to push computed values onto our stack, with the register write-back enabled.</text:span></text:p>
      <text:p text:style-name="P8"><text:tab/><text:span text:style-name="T3">T</text:span>est case <text:span text:style-name="T3">2</text:span>, our mode was <text:span text:style-name="T3">2’b00 and our key value of 4’b10, which executes the pop operation which pops a value from the stack and decrements the counter by two. We call this operation within our other commands to remove the values from our stack.</text:span></text:p>
      <text:p text:style-name="P9"><text:tab/><text:span text:style-name="T4">T</text:span>est case <text:span text:style-name="T4">3</text:span>, our mode was <text:span text:style-name="T3">2’b00 and our key value of 4’b01, which executes the add operation which pushes the sum value to the stack. T</text:span>est case <text:span text:style-name="T4">4</text:span>, our mode was <text:span text:style-name="T3">2’b00 and our key value of 4’b00, which executes the subtract operation which pushes the difference of the values to the stack. Both pop the top two values, perform the respective operation, and push the result back onto the st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8:27:01.020858849</meta:creation-date>
    <dc:date>2019-12-05T19:26:05.168847118</dc:date>
    <meta:editing-duration>PT10M10S</meta:editing-duration>
    <meta:editing-cycles>1</meta:editing-cycles>
    <meta:document-statistic meta:table-count="0" meta:image-count="0" meta:object-count="0" meta:page-count="2" meta:paragraph-count="78" meta:word-count="515" meta:character-count="2665" meta:non-whitespace-character-count="2209"/>
    <meta:generator>LibreOffice/5.1.6.2$Linux_X86_64 LibreOffice_project/10m0$Build-2</meta:generator>
  </office:meta>
</office:document-meta>
</file>